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D000003714E932EF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><draw:frame draw:style-name="fr1" draw:name="Marco2" text:anchor-type="paragraph" svg:x="0.004cm" svg:y="0.002cm" svg:width="17cm" style:rel-width="100%" svg:height="16.191cm" style:rel-height="scale-min" draw:z-index="0"><draw:text-box><text:p text:style-name="Figura"><draw:frame draw:style-name="fr2" draw:name="gráficos1" text:anchor-type="paragraph" svg:x="0.004cm" svg:y="0.002cm" svg:width="17cm" style:rel-width="100%" svg:height="16.191cm" style:rel-height="scale" draw:z-index="1"><draw:image xlink:href="Pictures/100000000000039D000003714E932EF7.png" xlink:type="simple" xlink:show="embed" xlink:actuate="onLoad"/></draw:frame>Figura <text:sequence text:ref-name="refFigura0" text:name="Figura" text:formula="ooow:Figura+1" style:num-format="1">1</text:sequence>: Módulo de desarroll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3T00:08:01</meta:creation-date>
    <dc:date>2013-03-25T15:33:46</dc:date>
    <dc:creator>elena </dc:creator>
    <meta:editing-duration>P0D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2" meta:word-count="15" meta:character-count="115" meta:non-whitespace-character-count="101"/>
  </office:meta>
</office:document-meta>
</file>